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ctureStack.push( OActivity act , BpelObject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CompilerImpl.compile( URI current , Import impr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pelCompilerImpl.isMember( OScope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compileLinkSource( LinkSource link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CompilerImpl.getSource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compile( OActivity context , BpelObject source , Runnable ru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pelCompilerImpl.createDebugInfo( BpelObject bpelObject , String descri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Impl.compile( TerminationHandler termination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pelCompilerImpl.resolveVariable( String var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pelCompilerImpl.resolveHeaderPart( OScope . Variable var , String par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CompilerImpl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pelCompilerImpl.setExtensionValidators( Map &lt; QName , ExtensionValidator &gt; extensionValid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resolvePartnerLink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Impl.resolveMessageVariable( String inputVar , QName messag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CompilerImpl.addXsdImport( URI from , URI location , SourceLocation sl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pelCompilerImpl.compileXslt( String docStr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pelCompilerImpl.compile( CompensationHandler compensation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pelCompilerImpl.compile( CorrelationSet c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CompilerImpl.getExtensionValidator( QName extension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resolveElementType( QName faultVariableElem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Impl.recoveredFromError( SourceLocation where , CompilationException b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pelCompilerImpl.constantExpr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CompilerImpl.getAccessibleVari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CompilerImpl.compileExpr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compile( final Variable sr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pelCompilerImpl.compileExtVar( Variable sr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elCompilerImpl.resolveCorrelationSet( String cse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Impl.compileLValueExpr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resolvePortType( final QName port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Impl.resolveProperty( Q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CompilerImpl.compileLinks( Activity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Impl.compileSLC( final ScopeLikeActivity source , final OScope . Variable [ ] variabl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pelCompilerImpl.compileJoinCondition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registerExpressionLanguage( String expLangUri ,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CompilerImpl.compileActivity( final boolean doLinks , final Activity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pelCompilerImpl.isExtensionDeclared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ureStack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CompilerImpl.resolveMessageVariable( String inputV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CompilerImpl.registerActivityCompiler( Class defClass , ActivityGenerator gen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CompilerImpl.compileExpr( String expr , NSContext 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CompilerImpl.getO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compileScope( final OScope oscope , final Scope src , final Runnable init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">
            <text:p text:style-name="Table_20_Contents">3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BpelCompilerImpl.findActivityGen( Activity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CompilerImpl.getExpressionLanguage( Expression ex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uctureStack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compile( final OnAlarm onAlarm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pelCompilerImpl.getWsdl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Impl.resolveMyRoleOperation( final OPartnerLink partnerLink , final String operation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pelCompilerImpl.resolveLink( String link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CompilerImpl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ureStack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compile( final PartnerLink plink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BpelCompilerImpl.resolveCompensatableScope( final String scopeToCompens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elCompilerImpl.loadXsltSheet( URI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pelCompilerImpl.resolvePartnerRoleOperation( final OPartnerLink partnerLink , final String operation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pelCompilerImpl.getProcess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compile( PropertyAlias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pelCompilerImpl.setCustomProperties( Map &lt; QName , Node &gt; custom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ureStack.top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isMember( Operation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CompilerImpl.getSchema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uctureStack.topActiv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ureStack.scope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CompilerImpl.compile( final Activity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pelCompilerImpl.getCompil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addWsdlImport( URI from , URI wsdlImport , SourceLocation sl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pelCompilerImpl.compileExpr( Expression expression , boolean isJoinCondition , boolean isL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pelCompilerImpl.resolvePartnerLinkType( QName partnerLink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CompilerImpl.BpelCompilerImpl( WSDLFactory4BPEL wsdl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CompilerImpl.resolvePart( OScope . Variable var , String par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pelCompilerImpl.resolvePropertyAlias( OScope . Variable variable , QName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pelCompilerImpl.compile( FaultHandler fh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">
            <text:p text:style-name="Table_20_Contents">2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BpelCompilerImpl.resolveXsdType( QName typ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pelCompilerImpl.compile( final Process process , ResourceFinder rf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2">
            <text:p text:style-name="Table_20_Contents">122</text:p>
          </table:table-cell>
        </table:table-row>
        <table:table-row>
          <table:table-cell office:value-type="string">
            <text:p text:style-name="Table_20_Contents">BpelCompilerImpl.createDefaultCompensateActivity( BpelObject source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uctureStack.topSco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uctureStack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ureStack.root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CompilerImpl.compileExtension( Extension 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elCompilerImpl.registerExpressionLanguage( String expLangUri , ExpressionCompiler expression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Impl.compileLinkTarget( LinkTarge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pelCompilerImpl.createName( Activity source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CompilerImpl.compile( Property proper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pelCompilerImpl.findExpLangCompiler( String expLa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CompilerImpl.compile( final OnEvent onEvent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">
            <text:p text:style-name="Table_20_Contents">1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BpelCompilerImpl.setCompileListener( CompileListener compil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ureStack.oscop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CompilerImpl.getActivity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CompilerImpl.isPartnerLinkAssigned( String plink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pelCompilerImpl.apply( Part 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CompilerImpl.setResourceFinder( ResourceFinder fi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CompilerImpl.resolveMessageType( QName messag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